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4.393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79205" officeooo:paragraph-rsid="00179205" style:font-size-asian="20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12pt" officeooo:rsid="00179205" officeooo:paragraph-rsid="00179205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9205" officeooo:paragraph-rsid="0017920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231643" officeooo:paragraph-rsid="0023164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2528a8" officeooo:paragraph-rsid="002528a8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5c2d9" officeooo:paragraph-rsid="0025c2d9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officeooo:paragraph-rsid="0020b789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fe9fd" officeooo:paragraph-rsid="001fe9fd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officeooo:rsid="001fe9fd" officeooo:paragraph-rsid="001fe9f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rsid="0020b789" officeooo:paragraph-rsid="0020b789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officeooo:rsid="0020f118" officeooo:paragraph-rsid="0020f118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2pt" fo:font-weight="bold" officeooo:rsid="0020f118" officeooo:paragraph-rsid="00213297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officeooo:rsid="00231643" officeooo:paragraph-rsid="00231643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2pt" fo:font-weight="normal" officeooo:rsid="00231643" officeooo:paragraph-rsid="00231643" style:font-size-asian="10.5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fe9fd" officeooo:paragraph-rsid="001fe9fd" fo:background-color="#dddddd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1fe9fd" officeooo:paragraph-rsid="001fe9fd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20b789" officeooo:paragraph-rsid="0020b789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231643" officeooo:paragraph-rsid="0023164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528a8" officeooo:paragraph-rsid="002528a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528a8" officeooo:paragraph-rsid="002528a8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12pt" fo:font-weight="normal" officeooo:rsid="00213297" officeooo:paragraph-rsid="00213297" style:font-size-asian="10.5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normal" officeooo:rsid="00213297" officeooo:paragraph-rsid="0020f118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officeooo:rsid="001fe9f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dddddd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3297" style:font-weight-asian="normal" style:font-weight-complex="normal"/>
    </style:style>
    <style:style style:name="T6" style:family="text">
      <style:text-properties fo:font-size="12pt" fo:font-weight="bold" officeooo:rsid="0020b789" style:font-size-asian="10.5pt" style:font-weight-asian="bold" style:font-size-complex="12pt" style:font-weight-complex="bold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officeooo:rsid="0025c2d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иональный исследовательский университет компьютерных технологий, механики и оптики</text:p>
      <text:p text:style-name="P1">Факультет ПииК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1<text:line-break/>«<text:span text:style-name="T1">Основные команды ОС семейства UNIX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Работу выполнил: Степанов Михаил<text:line-break/>группа: P3130</text:p>
      <text:p text:style-name="P2">Преподаватель: <text:span text:style-name="T1">Перминов И.В.</text:span></text:p>
      <text:p text:style-name="P2">Город: Санкт-Петербург</text:p>
      <text:p text:style-name="P2">2020 год</text:p>
      <text:p text:style-name="P2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0">Задание 1</text:p>
            <text:p text:style-name="P17">Создать приведенное в варианте дерево каталогов и файлов ссодержимым. В качестве корня дерева использовать каталог lab0 своего домашнегокаталога. Для создания и навигации по дереву использовать команды: <text:span text:style-name="T2">mkdir, echo, cat, touch, ls, pwd, cd, more, cp, rm, rmdir, mv.</text:span></text:p>
          </table:table-cell>
        </table:table-row>
        <table:table-row>
          <table:table-cell table:style-name="Table1.A2" office:value-type="string">
            <text:p text:style-name="P9">mkdir lab0</text:p>
            <text:p text:style-name="P9">cd lab0</text:p>
            <text:p text:style-name="P9"/>
            <text:p text:style-name="P9">mkdir gengar1 rampardos6 whirlpede5</text:p>
            <text:p text:style-name="P9">touch electrode3 lumineon1 nidoranM7</text:p>
            <text:p text:style-name="P9">echo "<text:span text:style-name="T3">Возможности Overland=12 Jump=3 Power=3 Intelligence=4 </text:span></text:p>
            <text:p text:style-name="P9"><text:span text:style-name="T3">Shrinkable=0 Sinker=0</text:span>" &gt; electrode3</text:p>
            <text:p text:style-name="P9">echo "<text:span text:style-name="T3">Возможности Overland=1 </text:span></text:p>
            <text:p text:style-name="P16">Surface=12 Underwater=12 Jump4=0 Power=2 Intelligence=4</text:p>
            <text:p text:style-name="P9"><text:span text:style-name="T3">Gilled=0</text:span>" &gt; lumineon1</text:p>
            <text:p text:style-name="P9">echo "<text:span text:style-name="T3">Тип диеты Herbivore</text:span>" &gt; nidoranM7</text:p>
            <text:p text:style-name="P9"/>
            <text:p text:style-name="P9">cd gengar1</text:p>
            <text:p text:style-name="P9"><text:tab/>mkdir snivy</text:p>
            <text:p text:style-name="P9"><text:tab/>touch corphish piplup surskit alakazam weezing</text:p>
            <text:p text:style-name="P9"><text:tab/>echo "<text:span text:style-name="T3">Тип диеты Carnivore</text:span>" &gt; corphish</text:p>
            <text:p text:style-name="P9"><text:tab/>echo "<text:span text:style-name="T3">Живёт</text:span></text:p>
            <text:p text:style-name="P9"><text:span text:style-name="T3"><text:tab/>Beach Taiga Tundra</text:span>" &gt; piplup</text:p>
            <text:p text:style-name="P9"><text:tab/>echo "<text:span text:style-name="T3">Способности Swarm Torrent Swift Swim</text:span></text:p>
            <text:p text:style-name="P9"><text:span text:style-name="T3"><text:tab/>Unaware</text:span>" &gt; surskit</text:p>
            <text:p text:style-name="P9"><text:tab/>echo "<text:span text:style-name="T3">Способности Confusion Disable Miracle Eye Ally</text:span></text:p>
            <text:p text:style-name="P16"><text:tab/>Switch Psybeam Reflect Telekinesis Recover Psycho Cut Calm Mind</text:p>
            <text:p text:style-name="P9"><text:span text:style-name="T3"><text:tab/>Psychic Future Sight Trick</text:span>" &gt; alakazam</text:p>
            <text:p text:style-name="P9"><text:tab/>echo "<text:span text:style-name="T3">Способности Smog Smokescreen</text:span></text:p>
            <text:p text:style-name="P16"><text:tab/>Assurance Clear Smog Sludge Selfdestruct Haze Double Hit Sludge Bomb</text:p>
            <text:p text:style-name="P9"><text:span text:style-name="T3"><text:tab/>Explosion Destiny Bond Memento</text:span>" &gt; weezing</text:p>
            <text:p text:style-name="P9">cd ..</text:p>
            <text:p text:style-name="P9"/>
            <text:p text:style-name="P9">cd rampardos6</text:p>
            <text:p text:style-name="P9"><text:tab/>mkdir koffing</text:p>
            <text:p text:style-name="P9"><text:tab/>touch yamask politoed litwick seedot</text:p>
            <text:p text:style-name="P9"><text:tab/>echo "<text:span text:style-name="T3">Ходы After You Block</text:span></text:p>
            <text:p text:style-name="P16"><text:tab/>Dark Pulse Iron Defense Knock Off Magic Coat Pain Split Role Play</text:p>
            <text:p text:style-name="P16"><text:tab/>Skill Swap Sleep Talk Snatch Snore Spite Trick Wonder</text:p>
            <text:p text:style-name="P9"><text:span text:style-name="T3"><text:tab/>Room</text:span>" &gt; yamask</text:p>
            <text:p text:style-name="P9"><text:tab/>echo "<text:span text:style-name="T3">Способности Torrent Damp Water Absorb</text:span>" &gt; politoed</text:p>
            <text:p text:style-name="P9"><text:tab/>echo "<text:span text:style-name="T3">Ходы</text:span></text:p>
            <text:p text:style-name="P16"><text:tab/>Dark Pulse Heat Wave Pain Split Sleep Talk Snore Spite</text:p>
            <text:p text:style-name="P9"><text:span text:style-name="T3"><text:tab/>Trick</text:span>" &gt; litwick</text:p>
            <text:p text:style-name="P9"><text:tab/>echo "<text:span text:style-name="T3">Ходы Body Slam Defense Curl Double-Edge Foul Play Giga</text:span></text:p>
            <text:p text:style-name="P16"><text:tab/>Drain Rollout Seed Bomb Sleep Talk Snore Spite Synthesis Worry</text:p>
            <text:p text:style-name="P9"><text:span text:style-name="T3"><text:tab/>Seed</text:span>" &gt; seedot</text:p>
            <text:p text:style-name="P9">cd ..</text:p>
            <text:p text:style-name="P9"/>
            <text:p text:style-name="P9"/>
            <text:p text:style-name="P9"/>
            <text:p text:style-name="P9"/>
            <text:p text:style-name="P9"><text:soft-page-break/>cd whirlpede5</text:p>
            <text:p text:style-name="P9"><text:tab/>mkdir gothita exeggutor</text:p>
            <text:p text:style-name="P9"><text:tab/>touch porygon meowth pidgey</text:p>
            <text:p text:style-name="P9"><text:tab/>echo "<text:span text:style-name="T3">Способности Last Chance Trace</text:span></text:p>
            <text:p text:style-name="P9"><text:span text:style-name="T3"><text:tab/>Download</text:span>" &gt; porygon</text:p>
            <text:p text:style-name="P9"><text:tab/>echo "<text:span text:style-name="T3">Возможности Overland=6 Surface=4 Jump=4 Power=1</text:span></text:p>
            <text:p text:style-name="P9"><text:span text:style-name="T3"><text:tab/>Intelligence=3 Tracker=0 Stealth=0</text:span>" &gt; meowth</text:p>
            <text:p text:style-name="P9"><text:tab/>echo "<text:span text:style-name="T3">weigth=4.0 height=12.0</text:span></text:p>
            <text:p text:style-name="P9"><text:span text:style-name="T3"><text:tab/>atk=5 def=4</text:span>" &gt; pidgey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Задание 2</text:p>
            <text:p text:style-name="P18">Установить согласно заданию права на файлы и каталоги при помощи команды <text:span text:style-name="T2">chmod</text:span>, используя различные способы указания прав.</text:p>
          </table:table-cell>
        </table:table-row>
        <table:table-row>
          <table:table-cell table:style-name="Table2.A2" office:value-type="string">
            <text:p text:style-name="P8">cd lab0</text:p>
            <text:p text:style-name="P8"/>
            <text:p text:style-name="P8">chmod go-r+w electrode3</text:p>
            <text:p text:style-name="P8"/>
            <text:p text:style-name="P8">chmod 512 gengar1</text:p>
            <text:p text:style-name="P8">cd gengar1</text:p>
            <text:p text:style-name="P8">chmod 440 corphish</text:p>
            <text:p text:style-name="P8">chmod 400 piplup</text:p>
            <text:p text:style-name="P8">chmod 062 surskit</text:p>
            <text:p text:style-name="P8">chmod 044 alakazam</text:p>
            <text:p text:style-name="P8">chmod 351 snivy</text:p>
            <text:p text:style-name="P8">chmod o-r weezing</text:p>
            <text:p text:style-name="P8">cd ..</text:p>
            <text:p text:style-name="P8"/>
            <text:p text:style-name="P8">chmod 620 lumineon1</text:p>
            <text:p text:style-name="P8">chmod g-r nidoranM7</text:p>
            <text:p text:style-name="P8"/>
            <text:p text:style-name="P8">chmod 764 rampardos6</text:p>
            <text:p text:style-name="P8">cd rampardos6</text:p>
            <text:p text:style-name="P8">chmod o-r yamask</text:p>
            <text:p text:style-name="P8">chmod ug-rw politoed</text:p>
            <text:p text:style-name="P8">chmod 046 litwick</text:p>
            <text:p text:style-name="P8">chmod 664 seedot</text:p>
            <text:p text:style-name="P8">chmod 513 koffing</text:p>
            <text:p text:style-name="P8">cd ..</text:p>
            <text:p text:style-name="P8"/>
            <text:p text:style-name="P8">chmod 500 whirlpede5</text:p>
            <text:p text:style-name="P8">cd whirlpede5</text:p>
            <text:p text:style-name="P8">chmod 006 porygon</text:p>
            <text:p text:style-name="P8">chmod ugo-r gothita</text:p>
            <text:p text:style-name="P8">chmod g-r meowth</text:p>
            <text:p text:style-name="P8">chmod 373 exeggutor</text:p>
            <text:p text:style-name="P8">chmod 044 pidgey</text:p>
            <text:p text:style-name="P8">cd ..</text:p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<text:span text:style-name="T6">Задание 3<text:line-break/></text:span><text:span text:style-name="T7">Скопировать часть дерева и создать ссылки внутри дерева согласно заданию при помощи команд </text:span><text:span text:style-name="T8">cp</text:span><text:span text:style-name="T7"> и </text:span><text:span text:style-name="T8">ln</text:span><text:span text:style-name="T7">, а также команды </text:span><text:span text:style-name="T8">cat</text:span><text:span text:style-name="T7"> и перенаправления ввода-вывода.</text:span></text:p>
          </table:table-cell>
        </table:table-row>
        <table:table-row>
          <table:table-cell table:style-name="Table3.A2" office:value-type="string">
            <text:p text:style-name="P8">cd lab0</text:p>
            <text:p text:style-name="P8"/>
            <text:p text:style-name="P8">chmod u+w whirlpede5</text:p>
            <text:p text:style-name="P8">chmod u+w gengar1</text:p>
            <text:p text:style-name="P8">chmod u+rw rampardos6/litwick</text:p>
            <text:p text:style-name="P8">chmod u+rw rampardos6/politoed</text:p>
            <text:p text:style-name="P8"/>
            <text:p text:style-name="P8">ln -s electrode3 <text:s/>whirlpede5/porygonelectrode</text:p>
            <text:p text:style-name="P8">cat whirlpede5/meowth rampardos6/litwick &gt; electrode3_71</text:p>
            <text:p text:style-name="P8">ln -f lumineon1 gengar1/pipluplumineon</text:p>
            <text:p text:style-name="P8">cp lumineon1 gengar1/snivy</text:p>
            <text:p text:style-name="P8">cat electrode3 &gt; rampardos6/litwickelectrode</text:p>
            <text:p text:style-name="P8">ln -s rampardos6 Copy_5</text:p>
            <text:p text:style-name="P8">cp -r rampardos6 gengar1/snivy</text:p>
            <text:p text:style-name="P8"/>
            <text:p text:style-name="P8">chmod u-w whirlpede5</text:p>
            <text:p text:style-name="P8">chmod u-rw rampardos6/litwick</text:p>
            <text:p text:style-name="P8">chmod u-rw rampardos6/politoed</text:p>
            <text:p text:style-name="P8">chmod u-w gengar1</text:p>
          </table:table-cell>
        </table:table-row>
        <table:table-row>
          <table:table-cell table:style-name="Table3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Итоговое дерево</text:p>
            <text:p text:style-name="P13"><text:span text:style-name="T4">Copy_5 <text:s text:c="2"/>→ <text:s/>rampardos6</text:span><text:span text:style-name="T5"> (ссылка)</text:span></text:p>
            <text:p text:style-name="P12"><text:span text:style-name="T4">electrode3 </text:span><text:span text:style-name="T5">(файл)</text:span></text:p>
            <text:p text:style-name="P13"><text:span text:style-name="T4">electrode3_71 </text:span><text:span text:style-name="T5">(файл)</text:span></text:p>
            <text:p text:style-name="P13"><text:span text:style-name="T4">gengar1</text:span><text:span text:style-name="T5"> (каталог)</text:span></text:p>
            <text:p text:style-name="P13"><text:span text:style-name="T4"><text:tab/>alakazam </text:span><text:span text:style-name="T5">(файл)</text:span></text:p>
            <text:p text:style-name="P13"><text:span text:style-name="T4"><text:tab/>corphish </text:span><text:span text:style-name="T5">(файл)</text:span></text:p>
            <text:p text:style-name="P13"><text:span text:style-name="T4"><text:tab/>piplup </text:span><text:span text:style-name="T5">(файл)</text:span></text:p>
            <text:p text:style-name="P13"><text:span text:style-name="T4"><text:tab/>pipluplumineon </text:span><text:span text:style-name="T5">(файл)</text:span></text:p>
            <text:p text:style-name="P13"><text:span text:style-name="T4"><text:tab/>snivy</text:span><text:span text:style-name="T5"> (каталог)</text:span></text:p>
            <text:p text:style-name="P13"><text:span text:style-name="T4"><text:tab/><text:tab/></text:span><text:span text:style-name="T5">lumineon1</text:span><text:span text:style-name="T4"> </text:span><text:span text:style-name="T5">(файл)</text:span></text:p>
            <text:p text:style-name="P22"><text:tab/><text:tab/>rampardos6 (каталог)</text:p>
            <text:p text:style-name="P13"><text:span text:style-name="T5"><text:tab/><text:tab/><text:tab/></text:span><text:span text:style-name="T4">koffing </text:span><text:span text:style-name="T5">(каталог)</text:span></text:p>
            <text:p text:style-name="P13"><text:span text:style-name="T4"><text:tab/><text:tab/><text:tab/>litwick </text:span><text:span text:style-name="T5">(файл)</text:span></text:p>
            <text:p text:style-name="P13"><text:span text:style-name="T4"><text:tab/><text:tab/><text:tab/>litwickelectrode </text:span><text:span text:style-name="T5">(файл)</text:span></text:p>
            <text:p text:style-name="P13"><text:span text:style-name="T4"><text:tab/><text:tab/><text:tab/>politoed </text:span><text:span text:style-name="T5">(файл)</text:span></text:p>
            <text:p text:style-name="P13"><text:span text:style-name="T4"><text:tab/><text:tab/><text:tab/>seedot </text:span><text:span text:style-name="T5">(файл)</text:span></text:p>
            <text:p text:style-name="P13"><text:span text:style-name="T5"><text:tab/><text:tab/><text:tab/>yamask</text:span><text:span text:style-name="T4"> </text:span><text:span text:style-name="T5">(файл)</text:span></text:p>
            <text:p text:style-name="P13"><text:span text:style-name="T4"><text:tab/>surskit </text:span><text:span text:style-name="T5">(файл)</text:span></text:p>
            <text:p text:style-name="P13"><text:span text:style-name="T4"><text:tab/>weezing </text:span><text:span text:style-name="T5">(файл)</text:span></text:p>
            <text:p text:style-name="P13"><text:span text:style-name="T4">lumineon1 </text:span><text:span text:style-name="T5">(файл)</text:span></text:p>
            <text:p text:style-name="P13"><text:span text:style-name="T4">nidoranM7 </text:span><text:span text:style-name="T5">(файл)</text:span></text:p>
            <text:p text:style-name="P13"><text:span text:style-name="T4">rampardos6</text:span><text:span text:style-name="T5"> (каталог)</text:span></text:p>
            <text:p text:style-name="P12"><text:span text:style-name="T4"><text:tab/>koffing </text:span><text:span text:style-name="T5">(каталог)</text:span></text:p>
            <text:p text:style-name="P13"><text:span text:style-name="T4"><text:tab/>litwick </text:span><text:span text:style-name="T5">(файл)</text:span></text:p>
            <text:p text:style-name="P13"><text:span text:style-name="T4"><text:tab/>litwickelectrode </text:span><text:span text:style-name="T5">(файл)</text:span></text:p>
            <text:p text:style-name="P13"><text:span text:style-name="T4"><text:tab/>politoed </text:span><text:span text:style-name="T5">(файл)</text:span></text:p>
            <text:p text:style-name="P13"><text:span text:style-name="T4"><text:tab/>seedot </text:span><text:span text:style-name="T5">(файл)</text:span></text:p>
            <text:p text:style-name="P13"><text:span text:style-name="T4"><text:tab/>yamask </text:span><text:span text:style-name="T5">(файл)</text:span></text:p>
            <text:p text:style-name="P13"><text:span text:style-name="T4">whirlpede5</text:span><text:span text:style-name="T5"> (каталог)</text:span></text:p>
            <text:p text:style-name="P12"><text:span text:style-name="T4"><text:tab/></text:span><text:span text:style-name="T5">exeggutor (каталог)</text:span></text:p>
            <text:p text:style-name="P23"><text:tab/>gothita (каталог)</text:p>
            <text:p text:style-name="P13"><text:span text:style-name="T5"><text:tab/>meowth</text:span><text:span text:style-name="T4"> </text:span><text:span text:style-name="T5">(файл)</text:span></text:p>
            <text:p text:style-name="P13"><text:span text:style-name="T5"><text:tab/>pidgey</text:span><text:span text:style-name="T4"> </text:span><text:span text:style-name="T5">(файл)</text:span></text:p>
            <text:p text:style-name="P13"><text:span text:style-name="T5"><text:tab/>porygon</text:span><text:span text:style-name="T4"> </text:span><text:span text:style-name="T5">(файл)</text:span></text:p>
            <text:p text:style-name="P23"><text:tab/>porygonelectrode → electrode3 (ссылка)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Задание 4</text:p>
            <text:p text:style-name="P19">Используя команды <text:span text:style-name="T2">cat, wc, ls, head, tail, echo, sort,</text:span> <text:span text:style-name="T2">grep</text:span> выполнить в соответствии свариантом задания поиск и фильтрацию файлов,каталогов и содержащихся в них данных. </text:p>
          </table:table-cell>
        </table:table-row>
        <table:table-row>
          <table:table-cell table:style-name="Table4.A2" office:value-type="string">
            <text:p text:style-name="P8">cd lab0</text:p>
            <text:p text:style-name="P8">mkdir tmp</text:p>
            <text:p text:style-name="P8">touch tmp/result1 tmp/errors1</text:p>
            <text:p text:style-name="P8">wc -l gengar1/* &gt; tmp/result1 2&gt; tmp/errors1</text:p>
            <text:p text:style-name="P8">ls -lR whirlpede5 | sort -nk2</text:p>
            <text:p text:style-name="P8">cat l* **/l* 2&gt;/dev/null | sort</text:p>
            <text:p text:style-name="P8">ls -ltr *pi* **/*pi* 2&gt;/dev/null</text:p>
            <text:p text:style-name="P8">cat **/corphish **/piplup **/surskit **/alakazam **/weezing **/yamask **/politoed **/litwick **/seedot **/porygon | grep ka</text:p>
            <text:p text:style-name="P8">cat **/weezing **/yamask **/politoed **/litwick **/seedot **/porygon **/meowth 2&gt;/dev/null| grep Su</text:p>
          </table:table-cell>
        </table:table-row>
        <text:soft-page-break/>
        <table:table-row table:style-name="Table4.3">
          <table:table-cell table:style-name="Table4.A2" office:value-type="string">
            <text:p text:style-name="P14">Вывод</text:p>
            <text:p text:style-name="P15">whirlpede5/exeggutor: Permission denied</text:p>
            <text:p text:style-name="P15">whirlpede5/gothita: Permission denied</text:p>
            <text:p text:style-name="P15">whirlpede5:</text:p>
            <text:p text:style-name="P15">whirlpede5/exeggutor:</text:p>
            <text:p text:style-name="P15">whirlpede5/gothita:</text:p>
            <text:p text:style-name="P15">-------rw- <text:s text:c="2"/>1 s311765 <text:s/>studs <text:s text:c="8"/>50 окт. 27 03:28 porygon</text:p>
            <text:p text:style-name="P15">----r--r-- <text:s text:c="2"/>1 s311765 <text:s/>studs <text:s text:c="8"/>35 окт. 27 03:28 pidgey</text:p>
            <text:p text:style-name="P15">-rw----r-- <text:s text:c="2"/>1 s311765 <text:s/>studs <text:s text:c="8"/>94 окт. 27 03:28 meowth</text:p>
            <text:p text:style-name="P15">lrwxrwxrwx <text:s text:c="2"/>1 s311765 <text:s/>studs <text:s text:c="8"/>10 окт. 27 03:28 porygonelectrode -&gt; electrode3</text:p>
            <text:p text:style-name="P15">d-wx--x--x <text:s text:c="2"/>2 s311765 <text:s/>studs <text:s text:c="9"/>2 окт. 27 03:28 gothita</text:p>
            <text:p text:style-name="P15">d-wxrwx-wx <text:s text:c="2"/>2 s311765 <text:s/>studs <text:s text:c="9"/>2 окт. 27 03:28 exeggutor</text:p>
            <text:p text:style-name="P15">total 6</text:p>
            <text:p text:style-name="P15">total 6</text:p>
            <text:p text:style-name="P15">total 6</text:p>
            <text:p text:style-name="P15">Gilled=0</text:p>
            <text:p text:style-name="P15">Shrinkable=0 Sinker=0</text:p>
            <text:p text:style-name="P15">Shrinkable=0 Sinker=0</text:p>
            <text:p text:style-name="P15">Surface=12 Underwater=12 Jump4=0 Power=2 Intelligence=4</text:p>
            <text:p text:style-name="P15">Возможности Overland=1 </text:p>
            <text:p text:style-name="P15">Возможности Overland=12 Jump=3 Power=3 Intelligence=4 </text:p>
            <text:p text:style-name="P15">Возможности Overland=12 Jump=3 Power=3 Intelligence=4 </text:p>
            <text:p text:style-name="P15">-rw--w---- <text:s text:c="2"/>2 s311765 <text:s/>studs <text:s text:c="7"/>100 окт. 27 03:28 gengar1/pipluplumineon</text:p>
            <text:p text:style-name="P15">-r-------- <text:s text:c="2"/>1 s311765 <text:s/>studs <text:s text:c="8"/>30 окт. 27 03:28 gengar1/piplup</text:p>
            <text:p text:style-name="P15">----r--r-- <text:s text:c="2"/>1 s311765 <text:s/>studs <text:s text:c="8"/>35 окт. 27 03:28 whirlpede5/pidgey</text:p>
            <text:p text:style-name="P15">cat: cannot open gengar1/surskit</text:p>
            <text:p text:style-name="P15">cat: cannot open gengar1/alakazam</text:p>
            <text:p text:style-name="P15">cat: cannot open Copy_5/politoed</text:p>
            <text:p text:style-name="P15">cat: cannot open rampardos6/politoed</text:p>
            <text:p text:style-name="P15">cat: cannot open Copy_5/litwick</text:p>
            <text:p text:style-name="P15">cat: cannot open rampardos6/litwick</text:p>
            <text:p text:style-name="P15">cat: cannot open whirlpede5/porygon</text:p>
            <text:p text:style-name="P15">Возможности Overland=6 Surface=4 Jump=4 Power=1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4">Задание 5</text:p>
            <text:p text:style-name="P19">Выполнить удаление файлов и каталогов при помощи команд <text:span text:style-name="T2">rm</text:span> и <text:span text:style-name="T2">rmdir</text:span> согласно варианту задания.</text:p>
          </table:table-cell>
        </table:table-row>
        <table:table-row>
          <table:table-cell table:style-name="Table5.A2" office:value-type="string">
            <text:p text:style-name="P8">cd lab0</text:p>
            <text:p text:style-name="P8">rm -f nidoranM7</text:p>
            <text:p text:style-name="P8">rm -f gengar1/surskit</text:p>
            <text:p text:style-name="P8">rm -f Copy*</text:p>
            <text:p text:style-name="P8">rm -f gengar1/pipluplumine*</text:p>
            <text:p text:style-name="P8">rm -fr whirlpede5</text:p>
            <text:p text:style-name="P8">rm -fr whirlpede5/exeggutor</text:p>
          </table:table-cell>
        </table:table-row>
        <table:table-row>
          <table:table-cell table:style-name="Table5.A2" office:value-type="string">
            <text:p text:style-name="P8">rm: невозможно удалить 'gengar1/surskit': Отказано в доступе</text:p>
            <text:p text:style-name="P8">rm: невозможно удалить 'gengar1/pipluplumineon': Отказано в доступе</text:p>
            <text:p text:style-name="P8">rm: невозможно удалить 'whirlpede5/exeggutor': Отказано в доступе</text:p>
            <text:p text:style-name="P8">rm: невозможно удалить 'whirlpede5/meowth': Отказано в доступе</text:p>
            <text:p text:style-name="P8">rm: невозможно удалить 'whirlpede5/pidgey': Отказано в доступе</text:p>
            <text:p text:style-name="P8">rm: невозможно удалить 'whirlpede5/porygonelectrode': Отказано в доступе</text:p>
            <text:p text:style-name="P8">rm: невозможно удалить 'whirlpede5/gothita': Отказано в доступе</text:p>
            <text:p text:style-name="P8">rm: невозможно удалить 'whirlpede5/porygon': Отказано в доступе</text:p>
            <text:p text:style-name="P8">rm: невозможно удалить 'whirlpede5/exeggutor': Отказано в доступе</text:p>
          </table:table-cell>
        </table:table-row>
      </table:table>
      <text:p text:style-name="P5">Файл со всей последовательностью команд open_all.</text:p>
      <text:p text:style-name="P20">Вывод:</text:p>
      <text:p text:style-name="P21">1) При рекурсивном выводе файлов имена глубоких файлов выводились без пути, следовательно не могли использоваться в конвеере. Использовал псевдорекурсию.</text:p>
      <text:p text:style-name="P21">2) При выполнении некоторых команд было отказано в доступе. Присваивание нужным директориям и файлов новых прав доступа, а затем их удаление.</text:p>
      <text:p text:style-name="P5"><text:span text:style-name="T4">3) Узнал основные команды терминала</text:span> <text:span text:style-name="T9">UNIX.</text:span></text:p>
      <text:p text:style-name="P6">4) Изучил файловую систему UNIX.</text:p>
      <text:p text:style-name="P6">5) Научился разграничивать права доступа на файлы и директори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2:30:25.689712809</meta:creation-date>
    <dc:date>2020-11-09T19:27:14.408423585</dc:date>
    <meta:editing-duration>PT29M9S</meta:editing-duration>
    <meta:editing-cycles>4</meta:editing-cycles>
    <meta:generator>LibreOffice/6.4.5.2$Linux_X86_64 LibreOffice_project/40$Build-2</meta:generator>
    <meta:document-statistic meta:table-count="5" meta:image-count="0" meta:object-count="0" meta:page-count="7" meta:paragraph-count="211" meta:word-count="972" meta:character-count="7178" meta:non-whitespace-character-count="6241"/>
  </office:meta>
</office:document-meta>
</file>